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bold"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fo:font-style="itali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mbria Math'" style:font-family-asian="'Cambria Math'" style:font-family-complex="'Cambria Math'"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mbria Math'" style:font-family-asian="'Cambria Math'" style:font-family-complex="'Cambria Math'"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mbria Math'" style:font-family-asian="'Cambria Math'" style:font-family-complex="'Cambria Math'"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2">TRUE OR FALSE</text:span></text:p>
      <text:p text:style-name="P1"><text:span text:style-name="T3"/></text:p>
      <text:p text:style-name="P1"><text:span text:style-name="T4">1.F</text:span></text:p>
      <text:p text:style-name="P1"><text:span text:style-name="T4">2.T</text:span></text:p>
      <text:p text:style-name="P1"><text:span text:style-name="T4">3.F </text:span></text:p>
      <text:p text:style-name="P1"><text:span text:style-name="T4">4.T</text:span></text:p>
      <text:p text:style-name="P1"><text:span text:style-name="T4">5.F</text:span></text:p>
      <text:p text:style-name="P1"><text:span text:style-name="T4">6.F</text:span></text:p>
      <text:p text:style-name="P1"><text:span text:style-name="T4">7.F</text:span></text:p>
      <text:p text:style-name="P1"><text:span text:style-name="T4">8.T</text:span></text:p>
      <text:p text:style-name="P1"><text:span text:style-name="T4">9.T</text:span></text:p>
      <text:p text:style-name="P1"><text:span text:style-name="T4">10.T</text:span></text:p>
      <text:p text:style-name="P1"><text:span text:style-name="T4">11.T</text:span></text:p>
      <text:p text:style-name="P1"><text:span text:style-name="T4">12.F</text:span></text:p>
      <text:p text:style-name="P1"><text:span text:style-name="T4">13.F</text:span></text:p>
      <text:p text:style-name="P1"><text:span text:style-name="T4">14.T</text:span></text:p>
      <text:p text:style-name="P1"><text:span text:style-name="T5"/></text:p>
      <text:p text:style-name="P1"><text:span text:style-name="T6">MULTIPLE CHOICE</text:span></text:p>
      <text:p text:style-name="P1"><text:span text:style-name="T7"/></text:p>
      <text:p text:style-name="P1"><text:span text:style-name="T8">1. B</text:span></text:p>
      <text:p text:style-name="P1"><text:span text:style-name="T8">2. B</text:span></text:p>
      <text:p text:style-name="P1"><text:span text:style-name="T8">3. B</text:span></text:p>
      <text:p text:style-name="P1"><text:span text:style-name="T8">4. B</text:span></text:p>
      <text:p text:style-name="P1"><text:span text:style-name="T8">5. B</text:span></text:p>
      <text:p text:style-name="P1"><text:span text:style-name="T8">6. B</text:span></text:p>
      <text:p text:style-name="P1"><text:span text:style-name="T8">7. B</text:span></text:p>
      <text:p text:style-name="P1"><text:span text:style-name="T8">8. B</text:span></text:p>
      <text:p text:style-name="P1"><text:span text:style-name="T9"/></text:p>
      <text:p text:style-name="P1"><text:span text:style-name="T9"/></text:p>
      <text:p text:style-name="P1"><text:span text:style-name="T10">TRUE OR FALSE</text:span></text:p>
      <text:p text:style-name="P1"><text:span text:style-name="T11"/></text:p>
      <text:p text:style-name="P1"><text:span text:style-name="T12">1. T</text:span></text:p>
      <text:p text:style-name="P1"><text:span text:style-name="T12">2. F</text:span></text:p>
      <text:p text:style-name="P1"><text:span text:style-name="T12">3. F</text:span></text:p>
      <text:p text:style-name="P1"><text:span text:style-name="T12">4. T</text:span></text:p>
      <text:p text:style-name="P1"><text:span text:style-name="T12">5. F</text:span></text:p>
      <text:p text:style-name="P1"><text:span text:style-name="T12">6. T</text:span></text:p>
      <text:p text:style-name="P1"><text:span text:style-name="T12">7. T</text:span></text:p>
      <text:p text:style-name="P1"><text:span text:style-name="T12">8. T</text:span></text:p>
      <text:p text:style-name="P1"><text:span text:style-name="T12">9. T</text:span></text:p>
      <text:p text:style-name="P1"><text:span text:style-name="T12">10.F</text:span></text:p>
      <text:p text:style-name="P1"><text:span text:style-name="T12">11.T</text:span></text:p>
      <text:p text:style-name="P1"><text:span text:style-name="T12">12.F</text:span></text:p>
      <text:p text:style-name="P1"><text:span text:style-name="T13"/></text:p>
      <text:p text:style-name="P1"><text:span text:style-name="T14">MULTIPLE CHOICE</text:span></text:p>
      <text:p text:style-name="P1"><text:span text:style-name="T15">1. B</text:span></text:p>
      <text:p text:style-name="P1"><text:span text:style-name="T15">2. A</text:span></text:p>
      <text:p text:style-name="P1"><text:span text:style-name="T15">3. B</text:span></text:p>
      <text:p text:style-name="P1"><text:span text:style-name="T15">4. C</text:span></text:p>
      <text:p text:style-name="P1"><text:span text:style-name="T15">5. B</text:span></text:p>
      <text:p text:style-name="P1"><text:span text:style-name="T15">6. C</text:span></text:p>
      <text:p text:style-name="P1"><text:span text:style-name="T15">7.C </text:span></text:p>
      <text:p text:style-name="P1"><text:span text:style-name="T16"/></text:p>
      <text:p text:style-name="P1"><text:span text:style-name="T16"/></text:p>
      <text:p text:style-name="P1"><text:span text:style-name="T17">ANSWERS CRITICALLY LOGIC QUESTION:</text:span></text:p>
      <text:p text:style-name="P1"><text:span text:style-name="T18"/></text:p>
      <text:p text:style-name="P1"><text:span text:style-name="T19">1. Real-world scenarios where order of precedence affects decision-making:<text:s text:c="2"/></text:span></text:p>
      <text:p text:style-name="P1"><text:span text:style-name="T19">For example the :</text:span></text:p>
      <text:p text:style-name="P1"><text:span text:style-name="T20"/></text:p>
      <text:p text:style-name="P1"><text:span text:style-name="T20"><text:s/></text:span><text:span text:style-name="T21">Legal Contracts<text:s/></text:span><text:span text:style-name="T22">in legal documents, the order in which conditions are stated can affect their interpretation. For example can differ from a sentece with other by condition. </text:span></text:p>
      <text:p text:style-name="P1"><text:span text:style-name="T22"/></text:p>
      <text:p text:style-name="P1"><text:span text:style-name="T22"><text:s/></text:span><text:span text:style-name="T23">Cooking recipes</text:span><text:span text:style-name="T24">: following a sequence of adding ingredients to a recipe in order to follow correctly to make finaly a dish.</text:span></text:p>
      <text:p text:style-name="P1"><text:span text:style-name="T24"/></text:p>
      <text:p text:style-name="P1"><text:span text:style-name="T25"/></text:p>
      <text:p text:style-name="P1"><text:span text:style-name="T26">2. Example of a misunderstanding of logic causing an issue in daily life:<text:s text:c="2"/></text:span></text:p>
      <text:p text:style-name="P1"><text:span text:style-name="T26"/></text:p>
      <text:p text:style-name="P1"><text:span text:style-name="T27"/></text:p>
      <text:p text:style-name="P1"><text:span text:style-name="T27">Incomprehension, can be fatal, for example someone says "You can have dessert if you finish the pasta or pizza. He can probabaly think they must finish both or might miss out dessert. He understand he have to finish both, but the meaning saying to finish one of the two.</text:span></text:p>
      <text:p text:style-name="P1"><text:span text:style-name="T27"/></text:p>
      <text:p text:style-name="P1"><text:span text:style-name="T28"/></text:p>
      <text:p text:style-name="P1"><text:span text:style-name="T29">3. Designing a grading system without logical errors:</text:span></text:p>
      <text:p text:style-name="P1"><text:span text:style-name="T30"/></text:p>
      <text:p text:style-name="P1"><text:span text:style-name="T30">We can imagine to create a logical chain for a grading system for example:</text:span></text:p>
      <text:p text:style-name="P1"><text:span text:style-name="T30"><text:s text:c="2"/>-<text:s text:c="2"/>If score<text:s/></text:span><text:span text:style-name="T31">≥</text:span><text:span text:style-name="T32"><text:s/>9 , assign Excellent.</text:span></text:p>
      <text:p text:style-name="P1"><text:span text:style-name="T33"><text:s text:c="2"/>-<text:s text:c="2"/>Else if score<text:s/></text:span><text:span text:style-name="T34">≥</text:span><text:span text:style-name="T35"><text:s/>8, assign Very Good.</text:span></text:p>
      <text:p text:style-name="P1"><text:span text:style-name="T36"><text:s text:c="2"/>-<text:s text:c="2"/>Else if score<text:s/></text:span><text:span text:style-name="T37">≥</text:span><text:span text:style-name="T38"><text:s/>6 , assign Good.</text:span></text:p>
      <text:p text:style-name="P1"><text:span text:style-name="T39"><text:s text:c="2"/>- And so on.<text:s text:c="2"/></text:span></text:p>
      <text:p text:style-name="P1"><text:span text:style-name="T39"/></text:p>
      <text:p text:style-name="P1"><text:span text:style-name="T39">This ensure to don't have mistakes and follow a certain categories.</text:span></text:p>
      <text:p text:style-name="P1"><text:span text:style-name="T40"/></text:p>
      <text:p text:style-name="P1"><text:span text:style-name="T41"><text:s/>4. Why natural language can be misleading with logical conditions:</text:span></text:p>
      <text:p text:style-name="P1"><text:span text:style-name="T42"/></text:p>
      <text:p text:style-name="P1"><text:span text:style-name="T42"><text:s/>Natural language is often ambiguous, he can change<text:s/></text:span><text:span text:style-name="T43">depending on which word is emphasized. While</text:span><text:span text:style-name="T44"><text:s/>logical operators require precision, than of context of everyday life.</text:span></text:p>
      <text:p text:style-name="P1"><text:span text:style-name="T44"/></text:p>
      <text:p text:style-name="P1"><text:span text:style-name="T45"/></text:p>
      <text:p text:style-name="P1"><text:span text:style-name="T46">5. Importance of understanding logical operators and precedence beyond computing:</text:span></text:p>
      <text:p text:style-name="P1"><text:span text:style-name="T47"><text:s/></text:span></text:p>
      <text:p text:style-name="P1"><text:span text:style-name="T47"><text:s/>In CT and making decison, it helps break down complex problems into smaller, manageable steps. This can be used basically in almost every field, from medicine to art.</text:span></text:p>
      <text:p text:style-name="P1"><text:span text:style-name="T48"/></text:p>
      <text:p text:style-name="P1"><text:span text:style-name="T49">6. Situations where altering order of precedence might be useful:</text:span></text:p>
      <text:p text:style-name="P1"><text:span text:style-name="T50"/></text:p>
      <text:p text:style-name="P1"><text:span text:style-name="T50">In field such as Maths or Enginereeing is usefull to know new kind of solution, also altering the order of precedende of a formula to make it more easier, can might be a big help for everyone to return an exercise more clear.</text:span></text:p>
      <text:p text:style-name="P1"><text:span text:style-name="T51"/></text:p>
      <text:p text:style-name="P1"><text:span text:style-name="T52">7. Applying proper logical notation to fields like law, business, or science:</text:span></text:p>
      <text:p text:style-name="P1"><text:span text:style-name="T53"/></text:p>
      <text:p text:style-name="P1"><text:span text:style-name="T53">This can be applied in various fields such as:</text:span></text:p>
      <text:p text:style-name="P1"><text:span text:style-name="T53"><text:s text:c="2"/>- In law, precise word can mean the difference between winning and losing a case.<text:s text:c="2"/></text:span></text:p>
      <text:p text:style-name="P1"><text:span text:style-name="T53"><text:s text:c="2"/>- In Insurance Company, contracts and policies need clear terms to avoid disputes.</text:span></text:p>
      <text:p text:style-name="P1"><text:span text:style-name="T53"><text:s text:c="2"/>- In Maths, formulas and demonstrations must be clear and explicit with demonstration-</text:span></text:p>
      <text:p text:style-name="P1"><text:span text:style-name="T53"/></text:p>
      <text:p text:style-name="P1"><text:span text:style-name="T54"/></text:p>
      <text:p text:style-name="P1"><text:span text:style-name="T54"/></text:p>
      <text:p text:style-name="P1"><text:span text:style-name="T5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